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fo:color="#800000"/>
    </style:style>
    <style:style style:name="P4" style:family="paragraph" style:parent-style-name="Corpus_20_A">
      <style:text-properties fo:color="#800000"/>
    </style:style>
    <style:style style:name="P5" style:family="paragraph" style:parent-style-name="Corpus_20_Note">
      <style:text-properties fo:color="#94006b" officeooo:paragraph-rsid="0003b98b"/>
    </style:style>
    <style:style style:name="P6" style:family="paragraph" style:parent-style-name="Corpus_20_A">
      <style:text-properties fo:color="#94006b" officeooo:paragraph-rsid="00028d2e"/>
    </style:style>
    <style:style style:name="P7" style:family="paragraph" style:parent-style-name="Corpus_20_A">
      <style:text-properties fo:color="#94006b" officeooo:paragraph-rsid="0003b98b"/>
    </style:style>
    <style:style style:name="T1" style:family="text">
      <style:text-properties officeooo:rsid="00028d2e"/>
    </style:style>
    <style:style style:name="T2" style:family="text">
      <style:text-properties officeooo:rsid="0003b98b"/>
    </style:style>
    <style:style style:name="T3" style:family="text">
      <style:text-properties officeooo:rsid="000490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 Mv+max(D10;D10) » au lieu de « Mv+max(D6;D6) »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text:p>
      <text:p text:style-name="Title_20_Shobido_20_2"><text:soft-page-break/>Démolisseur : </text:p>
      <text:p text:style-name="Corpus_20_A">Le soldat bénéficie d'un bonus de 2 pour la résolution des « assauts » et est immunisé aux effets de la compétence « écrasement ».</text:p>
      <text:p text:style-name="Title_20_Shobido_20_2">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Corpus_20_A">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Corpus_20_A">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Title_20_Shobido_20_2">Grenades A : </text:p>
      <text:p text:style-name="Corpus_20_Note">Compétence active (2). Durant la phase de mouvement, en cas de succès d'un assaut du soldat.</text:p>
      <text:p text:style-name="Corpus_20_A"><text:soft-page-break/>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à Gaz : </text:p>
      <text:p text:style-name="Corpus_20_A">Le soldat est immunisé aux effets des « grenades à gaz » et « grenades flashbang ».</text:p>
      <text:p text:style-name="Title_20_Shobido_20_2">Medic : </text:p>
      <text:p text:style-name="Corpus_20_A">L'unité dont fait partie le personnage et les <text:span text:style-name="T3">é</text:span>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Title_20_Shobido_20_2">Implacable : </text:p>
      <text:p text:style-name="Corpus_20_A">Le soldat réussit automatiquement tout « test de blocage ». Seul un « jet de blessure », l'aptitude « confusion » ou une « grenade flashbang » peuvent l'amener à être « bloqué ».</text:p>
      <text:p text:style-name="P6"><text:span text:style-name="T1">Ces soldats ne font jamais d’esquive en corps à corps et doivent toujours effectuer une intervention pour secourir un camarade au tapis s’ils sont en position de le faire.</text:span></text:p>
      <text:p text:style-name="P7"><text:span text:style-name="T2">Ces soldats sont immunisés contre la compétence « peur »</text:span></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ou le cas échéant, après avoir généré trois soldats.</text:p>
      <text:p text:style-name="Corpus_20_A">En fin de bataille, dans le cadre d'une campagne, vous gagnez un « bonus de renfort » de 1 point pour chaque pion incubation encore présent sur le champs de bataille si vous avez conquis le territoire.</text:p>
      <text:p text:style-name="Title_20_Shobido_20_2"><text:soft-page-break/>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un « jet de détermination de zone » pour connaître l'emplacement de la zone de parachutage.</text:p>
      <text:p text:style-name="Title_20_Shobido_20_2">Peur : </text:p>
      <text:p text:style-name="Corpus_20_Note">Compétence active (4.2). Durant la phase de corps à corps, au moment des combats.</text:p>
      <text:p text:style-name="P5"><text:span text:style-name="T2">Ce soldat peut forcer son ennemi à effectuer une esquive s’il est victorieux lors d’un corps à corps ou au contraire le lui interdire. </text:span></text:p>
      <text:p text:style-name="P5"><text:span text:style-name="T2">Les soldats dotés de la compétence « implacable », et « psyker » sont immunisés à la compétence « peur »</text:span></text:p>
      <text:p text:style-name="Title_20_Shobido_20_2">Psyker : </text:p>
      <text:p text:style-name="Corpus_20_A">Le personnage est doué de pouvoirs psychiques, il est immunisé aux effets des aptitudes « attaque psychique », « confusion » et « poison », et à la compétence « peur ». 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4">Le soldat effectue un « mouvement de charge » de 8ps au lieu de 4ps.</text:p>
      <text:p text:style-name="Title_20_Shobido_20_2">Saut Warp : </text:p>
      <text:p text:style-name="Corpus_20_A">Le soldat ne peut pas être pris pour cible par un « tir d'interception ».</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le soldat quitte la réserve et doit être déployé dans un rayon de 3ps autour d'un soldat allié disposant de la compétence « balise ».</text:p>
      <text:p text:style-name="Title_20_Shobido_20_2"><text:soft-page-break/>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5</text:page-number> / <text:page-count>6</text:page-count></text:p>
      </style:footer>
      <style:footer-left style:display="false">
        <text:p text:style-name="MP2">5 <text:s/>: <text:s/><text:page-number text:select-page="current">6</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09-04-16T11:32:02</meta:creation-date>
    <dc:date>2013-12-16T04:51:25.97</dc:date>
    <meta:editing-cycles>47</meta:editing-cycles>
    <meta:editing-duration>P1DT17H22M13S</meta:editing-duration>
    <meta:document-statistic meta:table-count="0" meta:image-count="0" meta:object-count="0" meta:page-count="6" meta:paragraph-count="176" meta:word-count="2863" meta:character-count="15798" meta:non-whitespace-character-count="13044"/>
    <meta:user-defined meta:name="Info 1"/>
    <meta:user-defined meta:name="Info 2"/>
    <meta:user-defined meta:name="Info 3"/>
    <meta:user-defined meta:name="Info 4"/>
  </office:meta>
</office:document-meta>
</file>